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]/[.E1]" office:value-type="float" office:value="80000000" calcext:value-type="float">
            <text:p>8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2]/[.E2]"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K3]/[.E3]"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4]/[.E4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K5]/[.E5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6]/[.E6]"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7]/[.E7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8]/[.E8]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K9]/[.E9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K10]/[.E10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1]/[.E11]"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2]/[.E12]" office:value-type="float" office:value="20000000" calcext:value-type="float">
            <text:p>20000000</text:p>
          </table:table-cell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3]/[.E13]"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4]/[.E14]"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5]/[.E15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6]/[.E16]"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7]/[.E17]" office:value-type="float" office:value="400000" calcext:value-type="float">
            <text:p>4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29:46.612234359</meta:creation-date>
    <dc:date>2018-10-17T16:30:11.387646441</dc:date>
    <meta:editing-duration>PT24S</meta:editing-duration>
    <meta:editing-cycles>1</meta:editing-cycles>
    <meta:document-statistic meta:table-count="1" meta:cell-count="204" meta:object-count="0"/>
    <meta:generator>LibreOffice/5.1.6.2$Linux_X86_64 LibreOffice_project/10m0$Build-2</meta:generator>
  </office:meta>
</office:document-meta>
</file>